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9" manifest:media-type="application/vnd.sun.star.oleobject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3.227cm" draw:visible-area-height="2.99cm" draw:ole-draw-aspect="1"/>
    </style:style>
    <style:style style:name="gr3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Padrão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Padrão_5f_1" style:list-style-name="L2">
      <style:graphic-properties draw:stroke="solid" svg:stroke-width="0.053cm" svg:stroke-color="#3366ff" draw:stroke-linejoin="miter" draw:fill="solid" draw:fill-color="#333399" draw:textarea-horizontal-align="justify" draw:textarea-vertical-align="top" draw:auto-grow-height="false" draw:fit-to-size="shrink-to-fit" style:shrink-to-fit="true" fo:min-height="27.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Padrão_5f_1" style:list-style-name="L2">
      <style:graphic-properties draw:stroke="solid" svg:stroke-width="0.026cm" svg:stroke-color="#99ccff" draw:stroke-linejoin="miter" draw:fill="solid" draw:fill-color="#99ccff" draw:textarea-horizontal-align="justify" draw:textarea-vertical-align="top" draw:auto-grow-height="false" draw:fit-to-size="shrink-to-fit" style:shrink-to-fit="true" fo:min-height="4.7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Padrã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Padrã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 draw:fill-color="#3333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.8999996185303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5pt" style:font-size-asian="20pt" style:font-size-complex="20pt"/>
    </style:style>
    <style:style style:name="P8" style:family="paragraph">
      <loext:graphic-properties draw:fill-color="#ffffff"/>
      <style:text-properties fo:font-size="23.3999996185303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T1" style:family="text">
      <style:text-properties fo:color="#000099" style:font-name="Arial Black" fo:font-size="36pt" fo:language="pt" fo:country="PT" style:font-name-asian="Arial" style:font-size-asian="105.599998474121pt" style:language-asian="pt" style:country-asian="PT" style:font-name-complex="Arial" style:font-size-complex="105.599998474121pt" style:language-complex="pt" style:country-complex="PT"/>
    </style:style>
    <style:style style:name="T2" style:family="text">
      <style:text-properties fo:color="#000099" style:font-name="Arial Black" fo:font-size="40pt" fo:language="pt" fo:country="PT" style:font-name-asian="Arial" style:font-size-asian="40pt" style:language-asian="pt" style:country-asian="PT" style:font-name-complex="Arial" style:font-size-complex="40pt" style:language-complex="pt" style:country-complex="PT"/>
    </style:style>
    <style:style style:name="T3" style:family="text">
      <style:text-properties fo:color="#000099" style:font-name="Arial Black" fo:font-size="32pt" fo:language="pt" fo:country="PT" style:font-name-asian="Arial" style:font-size-asian="96pt" style:language-asian="pt" style:country-asian="PT" style:font-name-complex="Arial" style:font-size-complex="96pt" style:language-complex="pt" style:country-complex="PT"/>
    </style:style>
    <style:style style:name="T4" style:family="text">
      <style:text-properties fo:color="#000099" style:font-name="Arial Black" fo:font-size="36pt" fo:language="pt" fo:country="PT" style:font-name-asian="Arial" style:font-size-asian="103.5pt" style:language-asian="pt" style:country-asian="PT" style:font-name-complex="Arial" style:font-size-complex="103.5pt" style:language-complex="pt" style:country-complex="PT"/>
    </style:style>
    <style:style style:name="T5" style:family="text">
      <style:text-properties fo:color="#000099" style:font-name="Arial Black" fo:font-size="28pt" fo:language="pt" fo:country="PT" style:font-name-asian="Arial" style:font-size-asian="88pt" style:language-asian="pt" style:country-asian="PT" style:font-name-complex="Arial" style:font-size-complex="88pt" style:language-complex="pt" style:country-complex="PT"/>
    </style:style>
    <style:style style:name="T6" style:family="text">
      <style:text-properties fo:color="#000099" style:font-name="Arial Black" fo:font-size="32pt" fo:language="pt" fo:country="PT" style:font-name-asian="Arial" style:font-size-asian="93.0999984741211pt" style:language-asian="pt" style:country-asian="PT" style:font-name-complex="Arial" style:font-size-complex="93.0999984741211pt" style:language-complex="pt" style:country-complex="PT"/>
    </style:style>
    <text:list-style style:name="L1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use-date-time-name="dtd1">
        <draw:custom-shape draw:name="Rectangle 2" draw:style-name="gr1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frame draw:name="Object 2_1" draw:style-name="gr2" draw:text-style-name="P2" draw:layer="layout" svg:width="28cm" svg:height="3.445cm" svg:x="0cm" svg:y="0cm">
          <draw:object-ole draw:class-id="11943940-36DE-11CF-953e-00c0a84029e9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Rectangle 6_1" draw:style-name="gr3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g draw:name="Group 3_2">
          <draw:custom-shape draw:name="Rectangle 5_2" draw:style-name="gr4" draw:text-style-name="P3" draw:layer="layout" svg:width="0.15cm" svg:height="28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  <draw:custom-shape draw:name="Rectangle 4_2" draw:style-name="gr5" draw:text-style-name="P4" draw:layer="layout" svg:width="0.15cm" svg:height="4.967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</draw:g>
        <draw:g draw:name="Group 3_3">
          <draw:custom-shape draw:name="Rectangle 5_3" draw:style-name="gr6" draw:text-style-name="P3" draw:layer="layout" svg:width="0.149cm" svg:height="28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  <draw:custom-shape draw:name="Rectangle 4_3" draw:style-name="gr7" draw:text-style-name="P4" draw:layer="layout" svg:width="0.149cm" svg:height="4.967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</draw:g>
        <draw:custom-shape draw:name="Retângulo 13_1" draw:style-name="gr8" draw:text-style-name="P5" draw:layer="layout" svg:width="28cm" svg:height="1.768cm" svg:x="0cm" svg:y="4.593cm">
          <text:p/>
          <draw:enhanced-geometry svg:viewBox="0 0 21600 21600" draw:type="rectangle" draw:enhanced-path="M 0 0 L 21600 0 21600 21600 0 21600 0 0 Z N"/>
        </draw:custom-shape>
        <draw:custom-shape draw:name="Retângulo 14_1" draw:style-name="gr9" draw:text-style-name="P7" draw:layer="layout" svg:width="28cm" svg:height="11.098cm" svg:x="-0.201cm" svg:y="4.805cm">
          <text:p text:style-name="P6"><text:span text:style-name="T1">Rude cruz se erigiu</text:span></text:p>
          <text:p text:style-name="P6"><text:span text:style-name="T1">Dela o dia fugiu</text:span></text:p>
          <text:p text:style-name="P6"><text:span text:style-name="T1">Como emblema de vergonha e dor</text:span></text:p>
          <text:p text:style-name="P6"><text:span text:style-name="T1">Mas contemplo essa cruz</text:span></text:p>
          <text:p text:style-name="P6"><text:span text:style-name="T1">Porque nela Jesus</text:span></text:p>
          <text:p text:style-name="P6"><text:span text:style-name="T1">Deu a vida por mim, pecador</text:span></text:p>
          <text:list text:style-name="L1">
            <text:list-header>
              <text:p text:style-name="P6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use-date-time-name="dtd1">
        <draw:custom-shape draw:name="Rectangle 2_0" draw:style-name="gr11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frame draw:name="Object 2_2" draw:style-name="gr2" draw:text-style-name="P2" draw:layer="layout" svg:width="28cm" svg:height="3.445cm" svg:x="0cm" svg:y="0cm">
          <draw:object-ole draw:class-id="11943940-36DE-11CF-953e-00c0a84029e9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Rectangle 6_2" draw:style-name="gr12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g draw:name="Group 3_4">
          <draw:custom-shape draw:name="Rectangle 5_4" draw:style-name="gr13" draw:text-style-name="P3" draw:layer="layout" svg:width="0.15cm" svg:height="28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  <draw:custom-shape draw:name="Rectangle 4_4" draw:style-name="gr14" draw:text-style-name="P4" draw:layer="layout" svg:width="0.15cm" svg:height="4.967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</draw:g>
        <draw:g draw:name="Group 3_5">
          <draw:custom-shape draw:name="Rectangle 5_5" draw:style-name="gr15" draw:text-style-name="P3" draw:layer="layout" svg:width="0.149cm" svg:height="28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  <draw:custom-shape draw:name="Rectangle 4_5" draw:style-name="gr16" draw:text-style-name="P4" draw:layer="layout" svg:width="0.149cm" svg:height="4.967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</draw:g>
        <draw:custom-shape draw:name="Retângulo 13_2" draw:style-name="gr17" draw:text-style-name="P5" draw:layer="layout" svg:width="28cm" svg:height="1.768cm" svg:x="0cm" svg:y="4.593cm">
          <text:p/>
          <draw:enhanced-geometry svg:viewBox="0 0 21600 21600" draw:type="rectangle" draw:enhanced-path="M 0 0 L 21600 0 21600 21600 0 21600 0 0 Z N"/>
        </draw:custom-shape>
        <draw:custom-shape draw:name="Retângulo 14_2" draw:style-name="gr18" draw:text-style-name="P9" draw:layer="layout" svg:width="28cm" svg:height="8.05cm" svg:x="0cm" svg:y="5.4cm">
          <text:p text:style-name="P6"><text:span text:style-name="T1">Sim, eu amo a mensagem da cruz</text:span></text:p>
          <text:p text:style-name="P6"><text:span text:style-name="T1">'Té morrer eu a vou proclamar</text:span></text:p>
          <text:p text:style-name="P6"><text:span text:style-name="T1">Levarei eu também minha cruz</text:span></text:p>
          <text:p text:style-name="P6"><text:span text:style-name="T1">'Té por uma coroa trocar</text:span></text:p>
          <text:list text:style-name="L1">
            <text:list-header>
              <text:p text:style-name="P6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use-date-time-name="dtd1">
        <draw:custom-shape draw:name="Rectangle 2_1" draw:style-name="gr19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frame draw:name="Object 2_3" draw:style-name="gr2" draw:text-style-name="P2" draw:layer="layout" svg:width="28cm" svg:height="3.445cm" svg:x="0.2cm" svg:y="-0.045cm">
          <draw:object-ole draw:class-id="11943940-36DE-11CF-953e-00c0a84029e9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custom-shape draw:name="Rectangle 6_3" draw:style-name="gr20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g draw:name="Group 3_6">
          <draw:custom-shape draw:name="Rectangle 5_6" draw:style-name="gr21" draw:text-style-name="P3" draw:layer="layout" svg:width="0.15cm" svg:height="28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  <draw:custom-shape draw:name="Rectangle 4_6" draw:style-name="gr22" draw:text-style-name="P4" draw:layer="layout" svg:width="0.15cm" svg:height="4.967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</draw:g>
        <draw:g draw:name="Group 3_7">
          <draw:custom-shape draw:name="Rectangle 5_7" draw:style-name="gr23" draw:text-style-name="P3" draw:layer="layout" svg:width="0.149cm" svg:height="28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  <draw:custom-shape draw:name="Rectangle 4_7" draw:style-name="gr24" draw:text-style-name="P4" draw:layer="layout" svg:width="0.149cm" svg:height="4.967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</draw:g>
        <draw:custom-shape draw:name="Retângulo 13_3" draw:style-name="gr25" draw:text-style-name="P5" draw:layer="layout" svg:width="28cm" svg:height="1.768cm" svg:x="0cm" svg:y="4.593cm">
          <text:p/>
          <draw:enhanced-geometry svg:viewBox="0 0 21600 21600" draw:type="rectangle" draw:enhanced-path="M 0 0 L 21600 0 21600 21600 0 21600 0 0 Z N"/>
        </draw:custom-shape>
        <draw:custom-shape draw:name="Retângulo 14_3" draw:style-name="gr26" draw:text-style-name="P9" draw:layer="layout" svg:width="28cm" svg:height="10.072cm" svg:x="0cm" svg:y="4.928cm">
          <text:p text:style-name="P6"><text:span text:style-name="T3">Desde a glória dos céus</text:span></text:p>
          <text:p text:style-name="P6"><text:span text:style-name="T3">O Cordeiro de Deus</text:span></text:p>
          <text:p text:style-name="P6"><text:span text:style-name="T3">Ao calvário humilhante baixou</text:span></text:p>
          <text:p text:style-name="P6"><text:span text:style-name="T3">Essa cruz tem pra mim</text:span></text:p>
          <text:p text:style-name="P6"><text:span text:style-name="T3">Atrativos sem fim</text:span></text:p>
          <text:p text:style-name="P6"><text:span text:style-name="T3">Porque nela Jesus me salvou</text:span></text:p>
          <text:list text:style-name="L1">
            <text:list-header>
              <text:p text:style-name="P6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use-date-time-name="dtd1">
        <draw:custom-shape draw:name="Rectangle 2_2" draw:style-name="gr27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frame draw:name="Object 2_4" draw:style-name="gr2" draw:text-style-name="P2" draw:layer="layout" svg:width="28cm" svg:height="3.445cm" svg:x="0cm" svg:y="0cm">
          <draw:object-ole draw:class-id="11943940-36DE-11CF-953e-00c0a84029e9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name="Rectangle 6_4" draw:style-name="gr28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g draw:name="Group 3_8">
          <draw:custom-shape draw:name="Rectangle 5_8" draw:style-name="gr29" draw:text-style-name="P3" draw:layer="layout" svg:width="0.15cm" svg:height="28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  <draw:custom-shape draw:name="Rectangle 4_8" draw:style-name="gr30" draw:text-style-name="P4" draw:layer="layout" svg:width="0.15cm" svg:height="4.967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</draw:g>
        <draw:g draw:name="Group 3_9">
          <draw:custom-shape draw:name="Rectangle 5_9" draw:style-name="gr31" draw:text-style-name="P3" draw:layer="layout" svg:width="0.149cm" svg:height="28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  <draw:custom-shape draw:name="Rectangle 4_9" draw:style-name="gr32" draw:text-style-name="P4" draw:layer="layout" svg:width="0.149cm" svg:height="4.967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</draw:g>
        <draw:custom-shape draw:name="Retângulo 13_4" draw:style-name="gr33" draw:text-style-name="P5" draw:layer="layout" svg:width="28cm" svg:height="1.768cm" svg:x="0cm" svg:y="4.593cm">
          <text:p/>
          <draw:enhanced-geometry svg:viewBox="0 0 21600 21600" draw:type="rectangle" draw:enhanced-path="M 0 0 L 21600 0 21600 21600 0 21600 0 0 Z N"/>
        </draw:custom-shape>
        <draw:custom-shape draw:name="Retângulo 14_4" draw:style-name="gr34" draw:text-style-name="P9" draw:layer="layout" svg:width="28cm" svg:height="8.05cm" svg:x="0cm" svg:y="6.387cm">
          <text:p text:style-name="P6"><text:span text:style-name="T1">Sim, eu amo a mensagem da cruz</text:span></text:p>
          <text:p text:style-name="P6"><text:span text:style-name="T1">'Té morrer eu a vou proclamar</text:span></text:p>
          <text:p text:style-name="P6"><text:span text:style-name="T1">Levarei eu também minha cruz</text:span></text:p>
          <text:p text:style-name="P6"><text:span text:style-name="T1">'Té por uma coroa trocar</text:span></text:p>
          <text:list text:style-name="L1">
            <text:list-header>
              <text:p text:style-name="P6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>
        <draw:custom-shape draw:name="Rectangle 2_3" draw:style-name="gr35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frame draw:name="Object 2_5" draw:style-name="gr2" draw:text-style-name="P2" draw:layer="layout" svg:width="28cm" svg:height="3.445cm" svg:x="0cm" svg:y="0cm">
          <draw:object-ole draw:class-id="11943940-36DE-11CF-953e-00c0a84029e9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custom-shape draw:name="Rectangle 6_5" draw:style-name="gr36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g draw:name="Group 3_10">
          <draw:custom-shape draw:name="Rectangle 5_10" draw:style-name="gr37" draw:text-style-name="P3" draw:layer="layout" svg:width="0.15cm" svg:height="28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  <draw:custom-shape draw:name="Rectangle 4_10" draw:style-name="gr38" draw:text-style-name="P4" draw:layer="layout" svg:width="0.15cm" svg:height="4.967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</draw:g>
        <draw:g draw:name="Group 3_11">
          <draw:custom-shape draw:name="Rectangle 5_11" draw:style-name="gr39" draw:text-style-name="P3" draw:layer="layout" svg:width="0.149cm" svg:height="28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  <draw:custom-shape draw:name="Rectangle 4_11" draw:style-name="gr40" draw:text-style-name="P4" draw:layer="layout" svg:width="0.149cm" svg:height="4.967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</draw:g>
        <draw:custom-shape draw:name="Retângulo 13_5" draw:style-name="gr41" draw:text-style-name="P5" draw:layer="layout" svg:width="28cm" svg:height="1.768cm" svg:x="0cm" svg:y="4.593cm">
          <text:p/>
          <draw:enhanced-geometry svg:viewBox="0 0 21600 21600" draw:type="rectangle" draw:enhanced-path="M 0 0 L 21600 0 21600 21600 0 21600 0 0 Z N"/>
        </draw:custom-shape>
        <draw:custom-shape draw:name="Retângulo 14_5" draw:style-name="gr42" draw:text-style-name="P9" draw:layer="layout" svg:width="28cm" svg:height="10.072cm" svg:x="0cm" svg:y="4.328cm">
          <text:p text:style-name="P6"><text:span text:style-name="T3">Nesta cruz padeceu</text:span></text:p>
          <text:p text:style-name="P6"><text:span text:style-name="T3">E por mim já morreu</text:span></text:p>
          <text:p text:style-name="P6"><text:span text:style-name="T3">Meu Jesus, para dar-me perdão</text:span></text:p>
          <text:p text:style-name="P6"><text:span text:style-name="T3">E eu me alegro na cruz</text:span></text:p>
          <text:p text:style-name="P6"><text:span text:style-name="T3">Dela vem graça e luz</text:span></text:p>
          <text:p text:style-name="P6"><text:span text:style-name="T3">Para minha santificação</text:span></text:p>
          <text:list text:style-name="L1">
            <text:list-header>
              <text:p text:style-name="P6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>
        <draw:custom-shape draw:name="Rectangle 2_4" draw:style-name="gr43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frame draw:name="Object 2_6" draw:style-name="gr2" draw:text-style-name="P2" draw:layer="layout" svg:width="28cm" svg:height="3.445cm" svg:x="0cm" svg:y="0cm">
          <draw:object-ole draw:class-id="11943940-36DE-11CF-953e-00c0a84029e9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Rectangle 6_6" draw:style-name="gr44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g draw:name="Group 3_12">
          <draw:custom-shape draw:name="Rectangle 5_12" draw:style-name="gr45" draw:text-style-name="P3" draw:layer="layout" svg:width="0.15cm" svg:height="28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  <draw:custom-shape draw:name="Rectangle 4_12" draw:style-name="gr46" draw:text-style-name="P4" draw:layer="layout" svg:width="0.15cm" svg:height="4.967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</draw:g>
        <draw:g draw:name="Group 3_13">
          <draw:custom-shape draw:name="Rectangle 5_13" draw:style-name="gr47" draw:text-style-name="P3" draw:layer="layout" svg:width="0.149cm" svg:height="28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  <draw:custom-shape draw:name="Rectangle 4_13" draw:style-name="gr48" draw:text-style-name="P4" draw:layer="layout" svg:width="0.149cm" svg:height="4.967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</draw:g>
        <draw:custom-shape draw:name="Retângulo 13_6" draw:style-name="gr49" draw:text-style-name="P5" draw:layer="layout" svg:width="28cm" svg:height="1.768cm" svg:x="0cm" svg:y="4.593cm">
          <text:p/>
          <draw:enhanced-geometry svg:viewBox="0 0 21600 21600" draw:type="rectangle" draw:enhanced-path="M 0 0 L 21600 0 21600 21600 0 21600 0 0 Z N"/>
        </draw:custom-shape>
        <draw:custom-shape draw:name="Retângulo 14_6" draw:style-name="gr50" draw:text-style-name="P9" draw:layer="layout" svg:width="28cm" svg:height="8.05cm" svg:x="0cm" svg:y="5.4cm">
          <text:p text:style-name="P6"><text:span text:style-name="T4">Sim, eu amo a mensagem da cruz</text:span></text:p>
          <text:p text:style-name="P6"><text:span text:style-name="T4">'Té morrer eu a vou proclamar</text:span></text:p>
          <text:p text:style-name="P6"><text:span text:style-name="T4">Levarei eu também minha cruz</text:span></text:p>
          <text:p text:style-name="P6"><text:span text:style-name="T4">'Té por uma coroa trocar</text:span></text:p>
          <text:list text:style-name="L1">
            <text:list-header>
              <text:p text:style-name="P6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>
        <draw:custom-shape draw:name="Rectangle 2_5" draw:style-name="gr51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frame draw:name="Object 2_7" draw:style-name="gr2" draw:text-style-name="P2" draw:layer="layout" svg:width="28cm" svg:height="3.445cm" svg:x="0cm" svg:y="0cm">
          <draw:object-ole draw:class-id="11943940-36DE-11CF-953e-00c0a84029e9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name="Rectangle 6_7" draw:style-name="gr52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g draw:name="Group 3_14">
          <draw:custom-shape draw:name="Rectangle 5_14" draw:style-name="gr53" draw:text-style-name="P3" draw:layer="layout" svg:width="0.15cm" svg:height="28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  <draw:custom-shape draw:name="Rectangle 4_14" draw:style-name="gr54" draw:text-style-name="P4" draw:layer="layout" svg:width="0.15cm" svg:height="4.967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</draw:g>
        <draw:g draw:name="Group 3_15">
          <draw:custom-shape draw:name="Rectangle 5_15" draw:style-name="gr55" draw:text-style-name="P3" draw:layer="layout" svg:width="0.149cm" svg:height="28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  <draw:custom-shape draw:name="Rectangle 4_15" draw:style-name="gr56" draw:text-style-name="P4" draw:layer="layout" svg:width="0.149cm" svg:height="4.967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</draw:g>
        <draw:custom-shape draw:name="Retângulo 13_7" draw:style-name="gr57" draw:text-style-name="P5" draw:layer="layout" svg:width="28cm" svg:height="1.768cm" svg:x="0cm" svg:y="4.593cm">
          <text:p/>
          <draw:enhanced-geometry svg:viewBox="0 0 21600 21600" draw:type="rectangle" draw:enhanced-path="M 0 0 L 21600 0 21600 21600 0 21600 0 0 Z N"/>
        </draw:custom-shape>
        <draw:custom-shape draw:name="Retângulo 14_7" draw:style-name="gr58" draw:text-style-name="P9" draw:layer="layout" svg:width="28cm" svg:height="9.058cm" svg:x="0cm" svg:y="5.142cm">
          <text:p text:style-name="P6"><text:span text:style-name="T5">Eu aqui com Jesus</text:span></text:p>
          <text:p text:style-name="P6"><text:span text:style-name="T5">A vergonha da cruz</text:span></text:p>
          <text:p text:style-name="P6"><text:span text:style-name="T5">Quero sempre levar e sofrer</text:span></text:p>
          <text:p text:style-name="P6"><text:span text:style-name="T5">Cristo vem me buscar</text:span></text:p>
          <text:p text:style-name="P6"><text:span text:style-name="T5">E com Ele, no lar</text:span></text:p>
          <text:p text:style-name="P6"><text:span text:style-name="T5">Uma parte da glória hei de ter</text:span></text:p>
          <text:list text:style-name="L1">
            <text:list-header>
              <text:p text:style-name="P6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>
        <draw:custom-shape draw:name="Rectangle 2_6" draw:style-name="gr59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frame draw:name="Object 2_8" draw:style-name="gr2" draw:text-style-name="P2" draw:layer="layout" svg:width="28cm" svg:height="3.445cm" svg:x="0cm" svg:y="0cm">
          <draw:object-ole draw:class-id="11943940-36DE-11CF-953e-00c0a84029e9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custom-shape draw:name="Rectangle 6_8" draw:style-name="gr60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g draw:name="Group 3_16">
          <draw:custom-shape draw:name="Rectangle 5_16" draw:style-name="gr61" draw:text-style-name="P3" draw:layer="layout" svg:width="0.15cm" svg:height="28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  <draw:custom-shape draw:name="Rectangle 4_16" draw:style-name="gr62" draw:text-style-name="P4" draw:layer="layout" svg:width="0.15cm" svg:height="4.967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</draw:g>
        <draw:g draw:name="Group 3_17">
          <draw:custom-shape draw:name="Rectangle 5_17" draw:style-name="gr63" draw:text-style-name="P3" draw:layer="layout" svg:width="0.149cm" svg:height="28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  <draw:custom-shape draw:name="Rectangle 4_17" draw:style-name="gr64" draw:text-style-name="P4" draw:layer="layout" svg:width="0.149cm" svg:height="4.967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</draw:g>
        <draw:custom-shape draw:name="Retângulo 13_8" draw:style-name="gr65" draw:text-style-name="P5" draw:layer="layout" svg:width="28cm" svg:height="1.768cm" svg:x="0cm" svg:y="4.593cm">
          <text:p/>
          <draw:enhanced-geometry svg:viewBox="0 0 21600 21600" draw:type="rectangle" draw:enhanced-path="M 0 0 L 21600 0 21600 21600 0 21600 0 0 Z N"/>
        </draw:custom-shape>
        <draw:custom-shape draw:name="Retângulo 14_8" draw:style-name="gr66" draw:text-style-name="P9" draw:layer="layout" svg:width="28cm" svg:height="7.366cm" svg:x="-0.086cm" svg:y="5.294cm">
          <text:p text:style-name="P6"><text:span text:style-name="T6">Sim, eu amo a mensagem da cruz</text:span></text:p>
          <text:p text:style-name="P6"><text:span text:style-name="T6">'Té morrer eu a vou proclamar</text:span></text:p>
          <text:p text:style-name="P6"><text:span text:style-name="T6">Levarei eu também minha cruz</text:span></text:p>
          <text:p text:style-name="P6"><text:span text:style-name="T6">'Té por uma coroa trocar</text:span></text:p>
          <text:list text:style-name="L1">
            <text:list-header>
              <text:p text:style-name="P6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>
        <draw:custom-shape draw:name="Rectangle 2_7" draw:style-name="gr67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frame draw:name="Object 2_9" draw:style-name="gr2" draw:text-style-name="P2" draw:layer="layout" svg:width="28cm" svg:height="3.445cm" svg:x="0cm" svg:y="0cm">
          <draw:object-ole draw:class-id="11943940-36DE-11CF-953e-00c0a84029e9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custom-shape draw:name="Rectangle 6_9" draw:style-name="gr68" draw:text-style-name="P1" draw:layer="layout" svg:width="28cm" svg:height="0.001cm" svg:x="0cm" svg:y="0.001cm">
          <text:p/>
          <draw:enhanced-geometry svg:viewBox="0 0 21600 21600" draw:type="rectangle" draw:enhanced-path="M 0 0 L 21600 0 21600 21600 0 21600 0 0 Z N"/>
        </draw:custom-shape>
        <draw:g draw:name="Group 3_18">
          <draw:custom-shape draw:name="Rectangle 5_18" draw:style-name="gr69" draw:text-style-name="P3" draw:layer="layout" svg:width="0.15cm" svg:height="28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  <draw:custom-shape draw:name="Rectangle 4_18" draw:style-name="gr70" draw:text-style-name="P4" draw:layer="layout" svg:width="0.15cm" svg:height="4.967cm" draw:transform="rotate (1.5707963267949) translate (0.001cm 3.28cm)">
            <text:p/>
            <draw:enhanced-geometry svg:viewBox="0 0 21600 21600" draw:type="rectangle" draw:enhanced-path="M 0 0 L 21600 0 21600 21600 0 21600 0 0 Z N"/>
          </draw:custom-shape>
        </draw:g>
        <draw:g draw:name="Group 3_19">
          <draw:custom-shape draw:name="Rectangle 5_19" draw:style-name="gr71" draw:text-style-name="P3" draw:layer="layout" svg:width="0.149cm" svg:height="28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  <draw:custom-shape draw:name="Rectangle 4_19" draw:style-name="gr72" draw:text-style-name="P4" draw:layer="layout" svg:width="0.149cm" svg:height="4.967cm" draw:transform="rotate (1.5707963267949) translate (0.001cm 14.765cm)">
            <text:p/>
            <draw:enhanced-geometry svg:viewBox="0 0 21600 21600" draw:type="rectangle" draw:enhanced-path="M 0 0 L 21600 0 21600 21600 0 21600 0 0 Z N"/>
          </draw:custom-shape>
        </draw:g>
        <draw:custom-shape draw:name="Retângulo 13_9" draw:style-name="gr73" draw:text-style-name="P5" draw:layer="layout" svg:width="28cm" svg:height="1.768cm" svg:x="0cm" svg:y="4.593cm">
          <text:p/>
          <draw:enhanced-geometry svg:viewBox="0 0 21600 21600" draw:type="rectangle" draw:enhanced-path="M 0 0 L 21600 0 21600 21600 0 21600 0 0 Z N"/>
        </draw:custom-shape>
        <draw:custom-shape draw:name="Retângulo 14_9" draw:style-name="gr74" draw:text-style-name="P9" draw:layer="layout" svg:width="28cm" svg:height="3.647cm" svg:x="0cm" svg:y="6.387cm">
          <text:list text:style-name="L1">
            <text:list-header>
              <text:p text:style-name="P6"><text:span text:style-name="T2">1</text:span></text:p>
              <text:p text:style-name="P6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7.873cm" svg:height="11.136cm" svg:x="6.562cm" svg:y="2.256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19:55:39.446000000</meta:creation-date>
    <dc:date>2020-02-09T20:04:19.990000000</dc:date>
    <meta:editing-duration>PT8M48S</meta:editing-duration>
    <meta:editing-cycles>1</meta:editing-cycles>
    <meta:document-statistic meta:object-count="138"/>
    <meta:generator>LibreOffice/6.4.0.3$Windows_X86_64 LibreOffice_project/b0a288ab3d2d4774cb44b62f04d5d28733ac6df8</meta:generator>
  </office:meta>
</office:document-meta>
</file>